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ddb8" officeooo:paragraph-rsid="0007ddb8"/>
    </style:style>
    <style:style style:name="P2" style:family="paragraph" style:parent-style-name="Standard">
      <style:text-properties officeooo:rsid="00091151" officeooo:paragraph-rsid="00091151"/>
    </style:style>
    <style:style style:name="P3" style:family="paragraph" style:parent-style-name="Standard">
      <style:paragraph-properties fo:text-align="center" style:justify-single-word="false"/>
      <style:text-properties fo:font-size="20pt" fo:font-style="italic" fo:font-weight="bold" officeooo:rsid="0007ddb8" officeooo:paragraph-rsid="0007ddb8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fo:font-weight="bold" officeooo:rsid="0007ddb8" officeooo:paragraph-rsid="0007ddb8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fo:font-style="italic" fo:font-weight="bold" officeooo:rsid="0007ddb8" officeooo:paragraph-rsid="0007ddb8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091151" officeooo:paragraph-rsid="00091151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style:text-underline-style="none" fo:font-weight="bold" officeooo:rsid="00091151" officeooo:paragraph-rsid="00091151" style:font-style-asian="italic" style:font-weight-asian="bold" style:font-style-complex="italic" style:font-weight-complex="bold"/>
    </style:style>
    <style:style style:name="T1" style:family="text">
      <style:text-properties officeooo:rsid="0009115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utação Gráfica</text:p>
      <text:p text:style-name="P3">Lab10</text:p>
      <text:p text:style-name="P4">Martim Neves, a86010</text:p>
      <text:p text:style-name="P1"/>
      <text:p text:style-name="P1"><text:span text:style-name="T3">p10-1) </text:span>Com base no exemplo <text:span text:style-name="T3">lighted_spheres</text:span> foram feitas várias modificações de modo a cumprir os requisitos propostos.</text:p>
      <text:p text:style-name="P1">De modo a aumentar a intensidade da luz ambiente modificou-se a linha </text:p>
      <text:p text:style-name="P1"><text:span text:style-name="T3">ambient_light = AmbientLight(color=[0.1, 0.1, 0.1])</text:span> para <text:span text:style-name="T3">ambient_light = AmbientLight(color=[0.5, 0.5, 0.5]),</text:span> o que corresponde a um aumento de 5 vezes na intensidade pois cada componente RGB foi multiplicada po 5. Como resultado desta modificação a cena fica mais iluminada, as sombras tornam-se menos intensas e há menor contraste entre zonas iluminas e escuras.</text:p>
      <text:p text:style-name="P1">Foram aplicadas três texturas diferentes aos objetos da fila inferior utilizando materiais com textura:<text:line-break/><text:span text:style-name="T3">textured_flat_material = FlatMaterial(texture=Texture("images/sky.jpg"), ...)</text:span></text:p>
      <text:p text:style-name="P5">textured_lambert_material = LambertMaterial(texture=Texture("images/crate.jpg"), ...)</text:p>
      <text:p text:style-name="P5">textured_phong_material = PhongMaterial(texture=Texture("images/grass.jpg"), …)</text:p>
      <text:p text:style-name="P1">As texturas são mapeadas sobre toda a superfície das esferas, cada objeto representa um padrão visual distinto e o mapeamento UV da esfera garante que a textura cobre todo o objeto.</text:p>
      <text:p text:style-name="P1">De modo a alterar as cores dos materiais dos objetos superiores basta alterar a base color do FlatMaterial, LambertMaterial e PhongMaterial para as respetivas cores pedidas e como resultado surge a esfera esquerda vermelha, a central com a cor original e a da direita azul.</text:p>
      <text:p text:style-name="P1">Conclui-se que as alterações permitiram aumentar a iluminação global da cena através da luz ambiente, aplicar diferentes texturas aos objetos inferiores e diferenciar visualmente os objetos superiores através da cor.</text:p>
      <text:p text:style-name="P1"/>
      <text:p text:style-name="P1"><text:span text:style-name="T1">p</text:span>10-2) Ao aumentar os valores da cor da luz direcional a luz torna-se mais forte, por conseguinte as superficies recebem mais iluminação direta e as zonas iluminas ficam mais brilhantes, as sombras ficam menos contrastadas, isto é, as áreas de sombra deixam de ser tão escuras e o contraste entre luz e sombra diminui, dependendo do material os objetos podem parecer mais claros ou mais escuros.</text:p>
      <text:p text:style-name="P1">Conclui-se que o aumento da intensidade da luz direcional resulta numa cena mais iluminada, com maior brilho nas superfícies e redução do contraste das sombras. Este ajuste afeta todos os modelos de shading mas é especificamente mais visível no modelo Phong.</text:p>
      <text:p text:style-name="P1"/>
      <text:p text:style-name="P2">P10-4) Foi adicionada uma segunda luz direcional azul bem como o seu respetivo helper</text:p>
      <text:p text:style-name="P6">self.directional_light2 = DirectionalLight(</text:p>
      <text:p text:style-name="P6"><text:s text:c="4"/>color=[0.0, 0.0, 1.0],</text:p>
      <text:p text:style-name="P6"><text:s text:c="4"/>direction=[-1, 1, 0]</text:p>
      <text:p text:style-name="P6">)</text:p>
      <text:p text:style-name="P6">self.scene.add(self.directional_light2)</text:p>
      <text:p text:style-name="P6">directional_light_helper2 = DirectionalLightHelper(self.directional_light2)</text:p>
      <text:p text:style-name="P6">self.directional_light2.add(directional_light_helper2)</text:p>
      <text:p text:style-name="P2">Posicionou-se na parte inferior da cena:</text:p>
      <text:p text:style-name="P7">self.directional_light2.set_position([0, -3, 0])</text:p>
      <text:p text:style-name="P2">Movimento oscilatório com igual á luz existente</text:p>
      <text:p text:style-name="P6">self.directional_light.set_direction([-1, math.sin(0.5 * self.time), 0])</text:p>
      <text:p text:style-name="P6">self.directional_light2.set_direction([1, math.sin(0.5 * self.time), 0])</text:p>
      <text:p text:style-name="P2"/>
      <text:p text:style-name="P2"><text:soft-page-break/>Com estas alterações existem duas luzes direcionais dinâmicas na cena, uma branca e outra azul, ambas com movimento oscilatório sincronizad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1T15:42:51.741040143</meta:creation-date>
    <dc:date>2026-04-21T15:57:54.441405851</dc:date>
    <meta:editing-duration>PT4M42S</meta:editing-duration>
    <meta:editing-cycles>1</meta:editing-cycles>
    <meta:document-statistic meta:table-count="0" meta:image-count="0" meta:object-count="0" meta:page-count="2" meta:paragraph-count="28" meta:word-count="402" meta:character-count="3030" meta:non-whitespace-character-count="2647"/>
    <meta:generator>LibreOffice/7.3.7.2$Linux_X86_64 LibreOffice_project/30$Build-2</meta:generator>
  </office:meta>
</office:document-meta>
</file>